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lid Diamond Bullet List </text:h>
      <text:list xml:id="list324938423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4:56:24</dc:date>
    <meta:editing-duration>PT00H21M14S</meta:editing-duration>
    <meta:editing-cycles>6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2" meta:character-count="49"/>
  </office:meta>
</office:document-meta>
</file>